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FreeSans" officeooo:rsid="000aab58" officeooo:paragraph-rsid="000b826f"/>
    </style:style>
    <style:style style:name="P2" style:family="paragraph" style:parent-style-name="Standard">
      <style:paragraph-properties fo:line-height="150%" fo:text-align="center" style:justify-single-word="false"/>
      <style:text-properties style:font-name="FreeSans" fo:font-weight="bold" officeooo:rsid="000e5ae7" officeooo:paragraph-rsid="000e5ae7" style:font-weight-asian="bold" style:font-weight-complex="bold"/>
    </style:style>
    <style:style style:name="P3" style:family="paragraph" style:parent-style-name="Standard">
      <style:paragraph-properties fo:line-height="100%" fo:text-align="center" style:justify-single-word="false"/>
      <style:text-properties style:font-name="FreeSans" fo:font-size="14pt" officeooo:rsid="000e5ae7" officeooo:paragraph-rsid="000e5ae7" style:font-size-asian="14pt" style:font-size-complex="14pt"/>
    </style:style>
    <style:style style:name="P4" style:family="paragraph" style:parent-style-name="Standard">
      <style:paragraph-properties fo:line-height="100%" fo:text-align="center" style:justify-single-word="false"/>
      <style:text-properties style:font-name="FreeSans" officeooo:rsid="000e5ae7" officeooo:paragraph-rsid="000e5ae7"/>
    </style:style>
    <style:style style:name="P5" style:family="paragraph" style:parent-style-name="Standard">
      <style:paragraph-properties fo:line-height="100%" fo:text-align="center" style:justify-single-word="false"/>
      <style:text-properties style:font-name="FreeSans" officeooo:paragraph-rsid="000e5ae7"/>
    </style:style>
    <style:style style:name="P6" style:family="paragraph" style:parent-style-name="Standard" style:master-page-name="">
      <style:paragraph-properties fo:margin-left="0cm" fo:margin-right="0cm" fo:line-height="150%" fo:text-align="justify" style:justify-single-word="false" fo:text-indent="0.9cm" style:auto-text-indent="false" style:page-number="auto"/>
      <style:text-properties style:font-name="FreeSans" fo:font-style="italic" officeooo:rsid="000e5ae7" officeooo:paragraph-rsid="001ded36" style:font-style-asian="italic" style:font-style-complex="italic"/>
    </style:style>
    <style:style style:name="P7" style:family="paragraph" style:parent-style-name="Standard">
      <style:paragraph-properties fo:line-height="100%" fo:text-align="center" style:justify-single-word="false"/>
      <style:text-properties style:font-name="FreeSans" fo:font-size="16pt" fo:font-weight="normal" officeooo:rsid="00130bd3" officeooo:paragraph-rsid="000e5ae7" style:font-size-asian="16pt" style:font-weight-asian="normal" style:font-size-complex="16pt" style:font-weight-complex="normal"/>
    </style:style>
    <style:style style:name="P8" style:family="paragraph" style:parent-style-name="Standard" style:list-style-name="L1">
      <style:paragraph-properties fo:line-height="150%" fo:text-align="start" style:justify-single-word="false"/>
      <style:text-properties style:font-name="FreeSans" officeooo:rsid="000aab58" officeooo:paragraph-rsid="0015ca8a"/>
    </style:style>
    <style:style style:name="P9" style:family="paragraph" style:parent-style-name="Standard" style:list-style-name="L1">
      <style:paragraph-properties fo:line-height="150%" fo:text-align="justify" style:justify-single-word="false"/>
      <style:text-properties style:font-name="FreeSans" officeooo:rsid="000aab58" officeooo:paragraph-rsid="000aab58"/>
    </style:style>
    <style:style style:name="P10" style:family="paragraph" style:parent-style-name="Standard" style:list-style-name="L2">
      <style:paragraph-properties fo:line-height="150%" fo:text-align="justify" style:justify-single-word="false"/>
      <style:text-properties style:font-name="FreeSans" officeooo:rsid="000aab58" officeooo:paragraph-rsid="000aab58"/>
    </style:style>
    <style:style style:name="P11" style:family="paragraph" style:parent-style-name="Standard" style:list-style-name="L2">
      <style:paragraph-properties fo:line-height="150%" fo:text-align="justify" style:justify-single-word="false"/>
      <style:text-properties style:font-name="FreeSans" officeooo:rsid="000aab58" officeooo:paragraph-rsid="000ba588"/>
    </style:style>
    <style:style style:name="P12" style:family="paragraph" style:parent-style-name="Standard" style:list-style-name="L2">
      <style:paragraph-properties fo:line-height="150%" fo:text-align="justify" style:justify-single-word="false"/>
      <style:text-properties style:font-name="FreeSans" officeooo:rsid="000aab58" officeooo:paragraph-rsid="000badc5"/>
    </style:style>
    <style:style style:name="P13" style:family="paragraph" style:parent-style-name="Standard" style:list-style-name="L2">
      <style:paragraph-properties fo:line-height="150%" fo:text-align="justify" style:justify-single-word="false"/>
      <style:text-properties style:font-name="FreeSans" officeooo:rsid="000aab58" officeooo:paragraph-rsid="000b826f"/>
    </style:style>
    <style:style style:name="P14" style:family="paragraph" style:parent-style-name="Standard" style:list-style-name="L3">
      <style:paragraph-properties fo:line-height="150%" fo:text-align="justify" style:justify-single-word="false"/>
      <style:text-properties style:font-name="FreeSans" officeooo:rsid="000d2b8a" officeooo:paragraph-rsid="000d2b8a"/>
    </style:style>
    <style:style style:name="P15" style:family="paragraph" style:parent-style-name="Standard" style:list-style-name="Untitled1">
      <style:paragraph-properties fo:line-height="150%" fo:text-align="justify" style:justify-single-word="false"/>
      <style:text-properties style:font-name="FreeSans" officeooo:rsid="000d2b8a" officeooo:paragraph-rsid="00144ca4"/>
    </style:style>
    <style:style style:name="P16" style:family="paragraph" style:parent-style-name="Standard" style:list-style-name="Untitled1">
      <style:paragraph-properties fo:line-height="150%" fo:text-align="justify" style:justify-single-word="false"/>
      <style:text-properties style:font-name="FreeSans" officeooo:rsid="00144ca4" officeooo:paragraph-rsid="00144ca4"/>
    </style:style>
    <style:style style:name="P17" style:family="paragraph" style:parent-style-name="Standard">
      <style:paragraph-properties fo:line-height="150%"/>
      <style:text-properties style:font-name="FreeSans"/>
    </style:style>
    <style:style style:name="P18" style:family="paragraph" style:parent-style-name="Standard">
      <style:paragraph-properties fo:line-height="100%" fo:text-align="center" style:justify-single-word="false"/>
      <style:text-properties style:font-name="FreeSans" officeooo:rsid="000e5ae7" officeooo:paragraph-rsid="000e5ae7"/>
    </style:style>
    <style:style style:name="P19" style:family="paragraph" style:parent-style-name="Standard" style:list-style-name="L1">
      <style:paragraph-properties fo:line-height="150%" fo:text-align="justify" style:justify-single-word="false"/>
      <style:text-properties officeooo:paragraph-rsid="001a5bb6"/>
    </style:style>
    <style:style style:name="P20" style:family="paragraph" style:parent-style-name="Standard" style:list-style-name="L1" style:master-page-name="">
      <style:paragraph-properties fo:margin-left="1.3cm" fo:margin-right="0cm" fo:line-height="150%" fo:text-align="justify" style:justify-single-word="false" fo:text-indent="10.299cm" style:auto-text-indent="false" style:page-number="auto">
        <style:tab-stops>
          <style:tab-stop style:position="0.82cm"/>
        </style:tab-stops>
      </style:paragraph-properties>
      <style:text-properties style:font-name="FreeSans" officeooo:rsid="000aab58" officeooo:paragraph-rsid="0017721a"/>
    </style:style>
    <style:style style:name="P21" style:family="paragraph" style:parent-style-name="Standard" style:list-style-name="L1" style:master-page-name="">
      <style:paragraph-properties fo:margin-left="1.3cm" fo:margin-right="0cm" fo:line-height="150%" fo:text-align="justify" style:justify-single-word="false" fo:text-indent="0.801cm" style:auto-text-indent="false" style:page-number="auto"/>
      <style:text-properties officeooo:paragraph-rsid="001a5bb6"/>
    </style:style>
    <style:style style:name="P22" style:family="paragraph" style:parent-style-name="Standard" style:list-style-name="L1">
      <style:paragraph-properties fo:margin-left="1.3cm" fo:margin-right="0cm" fo:line-height="150%" fo:text-align="justify" style:justify-single-word="false" fo:text-indent="0.801cm" style:auto-text-indent="false"/>
      <style:text-properties officeooo:paragraph-rsid="00189fa1"/>
    </style:style>
    <style:style style:name="P23" style:family="paragraph" style:parent-style-name="Standard" style:list-style-name="L1">
      <style:paragraph-properties fo:margin-left="0.6cm" fo:margin-right="0cm" fo:line-height="150%" fo:text-align="justify" style:justify-single-word="false" fo:text-indent="-0.4cm" style:auto-text-indent="false"/>
      <style:text-properties style:font-name="FreeSans" officeooo:rsid="000aab58" officeooo:paragraph-rsid="0010d08d"/>
    </style:style>
    <style:style style:name="T1" style:family="text">
      <style:text-properties officeooo:rsid="000b826f"/>
    </style:style>
    <style:style style:name="T2" style:family="text">
      <style:text-properties officeooo:rsid="000ba588"/>
    </style:style>
    <style:style style:name="T3" style:family="text">
      <style:text-properties fo:font-style="italic"/>
    </style:style>
    <style:style style:name="T4" style:family="text">
      <style:text-properties officeooo:rsid="000e5ae7"/>
    </style:style>
    <style:style style:name="T5" style:family="text">
      <style:text-properties officeooo:rsid="00104b17"/>
    </style:style>
    <style:style style:name="T6" style:family="text">
      <style:text-properties style:text-position="super 58%" officeooo:rsid="00104b17"/>
    </style:style>
    <style:style style:name="T7" style:family="text">
      <style:text-properties style:text-position="super 58%" style:font-name="FreeSans" officeooo:rsid="00193be6"/>
    </style:style>
    <style:style style:name="T8" style:family="text">
      <style:text-properties style:text-position="super 58%" style:font-name="FreeSans" officeooo:rsid="001a5bb6"/>
    </style:style>
    <style:style style:name="T9" style:family="text">
      <style:text-properties style:text-position="super 58%" style:font-name="FreeSans" officeooo:rsid="002cee61"/>
    </style:style>
    <style:style style:name="T10" style:family="text">
      <style:text-properties officeooo:rsid="00189fa1"/>
    </style:style>
    <style:style style:name="T11" style:family="text">
      <style:text-properties style:font-name="FreeSans" officeooo:rsid="000aab58"/>
    </style:style>
    <style:style style:name="T12" style:family="text">
      <style:text-properties style:font-name="FreeSans" officeooo:rsid="00189fa1"/>
    </style:style>
    <style:style style:name="T13" style:family="text">
      <style:text-properties style:font-name="FreeSans" officeooo:rsid="00193be6"/>
    </style:style>
    <style:style style:name="T14" style:family="text">
      <style:text-properties style:font-name="FreeSans" officeooo:rsid="001a5bb6"/>
    </style:style>
    <style:style style:name="T15" style:family="text">
      <style:text-properties style:font-name="FreeSans" officeooo:rsid="00104b17"/>
    </style:style>
    <style:style style:name="T16" style:family="text">
      <style:text-properties style:font-name="FreeSans" officeooo:rsid="001b8130"/>
    </style:style>
    <style:style style:name="T17" style:family="text">
      <style:text-properties style:font-name="FreeSans" officeooo:rsid="0026c9eb"/>
    </style:style>
    <style:style style:name="T18" style:family="text">
      <style:text-properties style:font-name="FreeSans" officeooo:rsid="002770ac"/>
    </style:style>
    <style:style style:name="T19" style:family="text">
      <style:text-properties style:font-name="FreeSans" fo:font-weight="bold" officeooo:rsid="00189fa1" style:font-weight-asian="bold" style:font-weight-complex="bold"/>
    </style:style>
    <style:style style:name="T20" style:family="text">
      <style:text-properties style:font-name="FreeSans" fo:font-weight="normal" officeooo:rsid="00189fa1" style:font-weight-asian="normal" style:font-weight-complex="normal"/>
    </style:style>
    <style:style style:name="T21" style:family="text">
      <style:text-properties style:font-name="FreeSans" officeooo:rsid="002cee61"/>
    </style:style>
    <style:style style:name="T22" style:family="text">
      <style:text-properties officeooo:rsid="001ded36"/>
    </style:style>
    <style:style style:name="T23" style:family="text">
      <style:text-properties officeooo:rsid="001e44ec"/>
    </style:style>
    <style:style style:name="T24" style:family="text">
      <style:text-properties officeooo:rsid="0024d05a"/>
    </style:style>
    <style:style style:name="T25" style:family="text">
      <style:text-properties fo:font-weight="bold" style:font-weight-asian="bold" style:font-weight-complex="bold"/>
    </style:style>
    <style:style style:name="T26" style:family="text">
      <style:text-properties fo:font-weight="bold" officeooo:rsid="00189fa1"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89fa1"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4">Machine learning network-constrained regression of epigenetic data</text:span></text:p>
      <text:p text:style-name="P3">An MPhil project proposal</text:p>
      <text:p text:style-name="P4"/>
      <text:p text:style-name="P4">Sivo Daskalov (sd760), Corpus Christi College</text:p>
      <text:p text:style-name="P4"/>
      <text:p text:style-name="P5"><text:span text:style-name="T4">Project Supervisor: Dr </text:span>Pietro Lio'</text:p>
      <text:p text:style-name="P4"/>
      <text:p text:style-name="P2">Abstract</text:p>
      <text:p text:style-name="P6"><text:span text:style-name="T22">DNA methylation is one of the epigenetic mechanisms that control gene expression. Its disruption is considered to be among causes for the development of breast cancer. Publicly available epigenetic datasets will be analyzed in search of genes and methylation patterns responsible for the development of breast cancer. Identifying those patterns could potentially help predict and prevent the disease. This is the reason behind the growing interest for the development of computational methods in epigenetics. Recently suggested network-based regression will be considered for the analysis of the datasets due to the high dimensionality of epigenetic data.</text:span> </text:p>
      <text:p text:style-name="P17"/>
      <text:list xml:id="list6134255061308573166" text:style-name="L1">
        <text:list-item>
          <text:p text:style-name="P8">Introduction, approach and outcomes</text:p>
          <text:p text:style-name="P20"><text:span text:style-name="T5"><text:s text:c="10"/>Epigenetics</text:span><text:span text:style-name="T6">[1]</text:span><text:span text:style-name="T5"> studies the heritable changes in gene expression that are not due to any alteration in the DNA sequence. Its mechanisms include DNA methylation</text:span><text:span text:style-name="T6">[2]</text:span><text:span text:style-name="T5"> and histone modifications, which result in the heritable silencing of certain genes. Disruption of the gene expression could lead to major pathologies, including cancer</text:span><text:span text:style-name="T6">[3]</text:span><text:span text:style-name="T5">. DNA methylation is considered to be the best-known epigenetic marker. It occurs in a complex chromatin network and is influenced by histone structure modifications, commonly disrupted in cancer cells.</text:span></text:p>
          <text:p text:style-name="P21"><text:span text:style-name="T11"><text:s text:c="10"/></text:span><text:span text:style-name="T12">There are various epigenetic datasets that are freely available for download and analysis. One of them is the </text:span><text:span text:style-name="Strong_20_Emphasis"><text:span text:style-name="T27">Enc</text:span></text:span><text:span text:style-name="T27">yclopedia </text:span><text:span text:style-name="Strong_20_Emphasis"><text:span text:style-name="T27">O</text:span></text:span><text:span text:style-name="T27">f </text:span><text:span text:style-name="Strong_20_Emphasis"><text:span text:style-name="T27">D</text:span></text:span><text:span text:style-name="T27">NA </text:span><text:span text:style-name="Strong_20_Emphasis"><text:span text:style-name="T27">E</text:span></text:span><text:span text:style-name="T27">lements </text:span><text:span text:style-name="T28">(</text:span><text:span text:style-name="T20">ENCODE),</text:span><text:span text:style-name="T12"> which could be used for </text:span><text:span text:style-name="T13">extraction of health control data with respect to the roadmap reference epigenomes</text:span><text:span text:style-name="T7">[4]</text:span><text:span text:style-name="T13">. </text:span><text:span text:style-name="T17">G</text:span><text:span text:style-name="T13">enotype changes and epigenetic patterns, which could potentially lead to the development of breast cancer, will be explored. Certain genes are expected to be involved </text:span><text:span text:style-name="T14">the development of this type of cancer</text:span><text:span text:style-name="T9">[7]</text:span><text:span text:style-name="T13">. This expectation will either be confirmed or denied through the analysis of the chosen datasets. </text:span></text:p>
          <text:p text:style-name="P19"><text:span text:style-name="T13"><text:s text:c="10"/></text:span><text:span text:style-name="T14">DNA methylation data of healthy and diseased cells will be compared. </text:span><text:span text:style-name="T13">The </text:span><text:span text:style-name="T14">goal is to find epigenetic patterns that could be used for the prediction and possibly prevention of breast cancer, and to improve our understanding of the processes leading to its development. <text:s/></text:span></text:p>
          <text:p text:style-name="P22"><text:soft-page-break/><text:span text:style-name="T13"><text:s text:c="10"/></text:span><text:span text:style-name="T14">Epigenetic datasets are often characterized with high dimensionality and require complex approaches for their analysis. The recently suggested network-based regression</text:span><text:span text:style-name="T8">[5][6]</text:span><text:span text:style-name="T14"> will be considered for the processing of the datasets. It is a powerful tool</text:span><text:span text:style-name="T15"> that enables the integration of </text:span><text:span text:style-name="T18">known correlation structures between genes</text:span><text:span text:style-name="T15"> into the analysis of a dataset. This is especially valuable for </text:span><text:span text:style-name="T14">epigenetics as</text:span><text:span text:style-name="T15"> gene correlation can be taken into account through its integration in the network. Attempts to analyze and improve the classification capabilities of the aforementioned methodology will be made. </text:span></text:p>
          <text:p text:style-name="P22"><text:span text:style-name="T15"><text:s text:c="10"/></text:span><text:span text:style-name="T16">Java and Python will be considered f</text:span><text:span text:style-name="T14">or the implementation of the methodology. </text:span><text:span text:style-name="T16">R could be used for parts of the statistical computation and analysis. Other platforms and languages may also be utilized.</text:span></text:p>
          <text:p text:style-name="P23"/>
        </text:list-item>
        <text:list-item>
          <text:p text:style-name="P9">Workplan</text:p>
        </text:list-item>
      </text:list>
      <text:list xml:id="list6845636519507073822" text:style-name="L2">
        <text:list-item>
          <text:p text:style-name="P10">Weeks 1 and 2 – <text:span text:style-name="T23">Researching the programming languages R and Python</text:span></text:p>
        </text:list-item>
        <text:list-item>
          <text:p text:style-name="P11">Weeks 3 and 4 - <text:span text:style-name="T2">Literature survey of epigenetics and DNA methylation</text:span></text:p>
        </text:list-item>
        <text:list-item>
          <text:p text:style-name="P11">Weeks 5 and 6 – <text:span text:style-name="T23">Literature survey on network regression and various data science approaches with application in epigenetics</text:span></text:p>
        </text:list-item>
        <text:list-item>
          <text:p text:style-name="P10">Weeks 7 and 8 – <text:span text:style-name="T23">Choice of datasets</text:span></text:p>
        </text:list-item>
        <text:list-item>
          <text:p text:style-name="P11">Weeks 9 and 10 - <text:span text:style-name="T2">Data preprocessing</text:span></text:p>
        </text:list-item>
        <text:list-item>
          <text:p text:style-name="P10">Weeks 11 and 12 – <text:span text:style-name="T2">Methodology implementation</text:span></text:p>
        </text:list-item>
        <text:list-item>
          <text:p text:style-name="P11">Weeks 13 and 14 – <text:span text:style-name="T2">Methodology implementation (cont.)</text:span></text:p>
        </text:list-item>
        <text:list-item>
          <text:p text:style-name="P10">Weeks 15 and 16 – <text:span text:style-name="T2">Data processing</text:span></text:p>
        </text:list-item>
        <text:list-item>
          <text:p text:style-name="P11">Weeks 17 and 18 – <text:span text:style-name="T2">Data processing (cont.)</text:span></text:p>
        </text:list-item>
        <text:list-item>
          <text:p text:style-name="P10">Weeks 19 and 20 – <text:span text:style-name="T2">Evaluation of results</text:span></text:p>
        </text:list-item>
        <text:list-item>
          <text:p text:style-name="P11">Weeks 21 and 22 – <text:span text:style-name="T23">Drawing conclusions from obtained results</text:span></text:p>
        </text:list-item>
        <text:list-item>
          <text:p text:style-name="P10">Weeks 23 and 24 – <text:span text:style-name="T1">Writing of the project dissertation</text:span></text:p>
        </text:list-item>
        <text:list-item>
          <text:p text:style-name="P12">Weeks 25 and 26 – <text:span text:style-name="T1">Writing of the project dissertation (cont.)</text:span></text:p>
        </text:list-item>
        <text:list-item>
          <text:p text:style-name="P13">Weeks 27 and 28 – <text:span text:style-name="T1">Finalization </text:span></text:p>
        </text:list-item>
      </text:list>
      <text:p text:style-name="P1"/>
      <text:p text:style-name="P1"/>
      <text:p text:style-name="P1"/>
      <text:p text:style-name="P1"/>
      <text:list xml:id="list7717782651663651497" text:style-name="L3">
        <text:list-item>
          <text:p text:style-name="P14"><text:soft-page-break/>References</text:p>
        </text:list-item>
      </text:list>
      <text:list xml:id="list6562877128147531345" text:style-name="Untitled1">
        <text:list-item>
          <text:p text:style-name="P16">Robin Holliday (2006) Epigenetics: A Historical Overview, Epigenetics, 1:2, 76-80.</text:p>
        </text:list-item>
        <text:list-item>
          <text:p text:style-name="P16">Jones, P. A., &amp; Takai, D. (2001). The role of DNA methylation in mammalian epigenetics. <text:span text:style-name="T3">Science</text:span>, <text:span text:style-name="T3">293</text:span>(5532), 1068-1070.</text:p>
        </text:list-item>
        <text:list-item>
          <text:p text:style-name="P16">Esteller, M. (2008). Epigenetics in cancer. <text:span text:style-name="T3">New England Journal of Medicine</text:span>, <text:span text:style-name="T3">358</text:span>(11), 1148-1159.</text:p>
        </text:list-item>
        <text:list-item>
          <text:p text:style-name="P16">Kundaje, A., Meuleman, W., Ernst, J., Bilenky, M., Yen, A., Heravi-Moussavi, A., ... &amp; Amin, V. (2015). Integrative analysis of 111 reference human epigenomes. <text:span text:style-name="T3">Nature</text:span>, <text:span text:style-name="T3">518</text:span>(7539), 317-330.</text:p>
        </text:list-item>
        <text:list-item>
          <text:p text:style-name="P15">Iuliano, A., Occhipinti, A., Angelini, C., Feis, I. D., &amp; Lió, P. (2016). Cancer Markers Selection Using Network-Based Cox Regression: A Methodological and Computational Practice. <text:span text:style-name="T3">Frontiers in Physiology Front. Physiol.,</text:span> <text:span text:style-name="T3">7</text:span>. </text:p>
        </text:list-item>
        <text:list-item>
          <text:p text:style-name="P15">Li, C., &amp; Li, H. (2008). Network-constrained regularization and variable selection for analysis of genomic data. <text:span text:style-name="T3">Bioinformatics,</text:span> <text:span text:style-name="T3">24</text:span>(9), 1175-1182. </text:p>
        </text:list-item>
        <text:list-item>
          <text:p text:style-name="P15">Cancer Genome Atlas Network. (2012). Comprehensive molecular portraits of human breast tumours. <text:span text:style-name="T3">Nature</text:span>, <text:span text:style-name="T3">490</text:span>(7418), 61-7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Untitled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5:34:48.127694753</meta:creation-date>
    <meta:generator>LibreOffice/4.2.8.2$Linux_X86_64 LibreOffice_project/420m0$Build-2</meta:generator>
    <dc:date>2016-11-18T13:08:15.732276066</dc:date>
    <meta:editing-duration>PT4H2M26S</meta:editing-duration>
    <meta:editing-cycles>27</meta:editing-cycles>
    <meta:document-statistic meta:table-count="0" meta:image-count="0" meta:object-count="0" meta:page-count="3" meta:paragraph-count="35" meta:word-count="726" meta:character-count="4863" meta:non-whitespace-character-count="4126"/>
  </office:meta>
</office:document-meta>
</file>